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6 възрастови групи 12 задачи на всяка 60 точки общо (грубо по 5 точки на задача, но не е задължително) 1 блок предполагам че ще е времето за работа (за това питайте Тонев) 5ти клас 6ти клас 7ми 8ми 9ти и 11 заедно 10ти и 12 заедно Викторина а отборното е на обща история Здрасти, за продължителността се разбрахме да е 70мин,а относно отборното е по-добре да е друг ден щото щяло да бъде проблематично със стаите,а и по-добре така щото сигурно доста хора ще са изморени след индивидуалното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7T10:46:25.934962962</meta:creation-date>
    <dc:date>2020-02-17T10:46:55.864382396</dc:date>
    <meta:editing-duration>PT31S</meta:editing-duration>
    <meta:editing-cycles>1</meta:editing-cycles>
    <meta:document-statistic meta:table-count="0" meta:image-count="0" meta:object-count="0" meta:page-count="1" meta:paragraph-count="1" meta:word-count="89" meta:character-count="489" meta:non-whitespace-character-count="401"/>
    <meta:generator>LibreOffice/6.3.4.2.0$Linux_X86_64 LibreOffice_project/30$Build-2</meta:generator>
  </office:meta>
</office:document-meta>
</file>